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ginFinder.findPluginClasses( Iterable &lt; URL &gt; resourc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luginFinder.PluginFinder( PluginSwitch pluginSwi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Finder.findPluginClass( Iterable &lt; URL &gt; resourc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